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e0853" officeooo:paragraph-rsid="0026d7ec" style:font-weight-asian="bold" style:font-weight-complex="bold"/>
    </style:style>
    <style:style style:name="P2" style:family="paragraph" style:parent-style-name="Standard">
      <style:text-properties fo:font-weight="bold" officeooo:rsid="002e0853" officeooo:paragraph-rsid="00376c8a" style:font-weight-asian="bold" style:font-weight-complex="bold"/>
    </style:style>
    <style:style style:name="P3" style:family="paragraph" style:parent-style-name="Standard">
      <style:text-properties fo:font-weight="bold" officeooo:rsid="001ed4f1" officeooo:paragraph-rsid="00376c8a" style:font-weight-asian="bold" style:font-weight-complex="bold"/>
    </style:style>
    <style:style style:name="P4" style:family="paragraph" style:parent-style-name="Standard">
      <style:text-properties fo:font-weight="bold" officeooo:rsid="00185034" officeooo:paragraph-rsid="0047c81e" style:font-weight-asian="bold" style:font-weight-complex="bold"/>
    </style:style>
    <style:style style:name="P5" style:family="paragraph" style:parent-style-name="Standard">
      <style:text-properties fo:font-weight="bold" officeooo:rsid="004b68bb" officeooo:paragraph-rsid="004b68bb" style:font-weight-asian="bold" style:font-weight-complex="bold"/>
    </style:style>
    <style:style style:name="P6" style:family="paragraph" style:parent-style-name="Standard">
      <style:text-properties fo:font-weight="bold" officeooo:rsid="00428b1e" officeooo:paragraph-rsid="00427f8b" style:font-weight-asian="bold" style:font-weight-complex="bold"/>
    </style:style>
    <style:style style:name="P7" style:family="paragraph" style:parent-style-name="Standard">
      <style:text-properties fo:font-weight="bold" officeooo:rsid="00289128" officeooo:paragraph-rsid="007c5507" style:font-weight-asian="bold" style:font-weight-complex="bold"/>
    </style:style>
    <style:style style:name="P8" style:family="paragraph" style:parent-style-name="Standard">
      <style:text-properties fo:font-weight="bold" officeooo:rsid="0018eea8" officeooo:paragraph-rsid="004b68bb" style:font-weight-asian="bold" style:font-weight-complex="bold"/>
    </style:style>
    <style:style style:name="P9" style:family="paragraph" style:parent-style-name="Standard">
      <style:text-properties fo:font-weight="bold" officeooo:rsid="00502414" officeooo:paragraph-rsid="008a6d2f" style:font-weight-asian="bold" style:font-weight-complex="bold"/>
    </style:style>
    <style:style style:name="P10" style:family="paragraph" style:parent-style-name="Standard">
      <style:text-properties fo:font-weight="bold" officeooo:rsid="008145e3" officeooo:paragraph-rsid="008a6d2f" style:font-weight-asian="bold" style:font-weight-complex="bold"/>
    </style:style>
    <style:style style:name="P11" style:family="paragraph" style:parent-style-name="Standard">
      <style:text-properties fo:font-weight="bold" officeooo:rsid="00c79c5b" officeooo:paragraph-rsid="00c79c5b" style:font-weight-asian="bold" style:font-weight-complex="bold"/>
    </style:style>
    <style:style style:name="P12" style:family="paragraph" style:parent-style-name="Standard">
      <style:text-properties fo:font-weight="normal" officeooo:rsid="002e0853" officeooo:paragraph-rsid="00376c8a" style:font-weight-asian="normal" style:font-weight-complex="normal"/>
    </style:style>
    <style:style style:name="P13" style:family="paragraph" style:parent-style-name="Standard">
      <style:text-properties fo:font-weight="normal" officeooo:rsid="0029dd33" officeooo:paragraph-rsid="0047c81e" style:font-weight-asian="normal" style:font-weight-complex="normal"/>
    </style:style>
    <style:style style:name="P14" style:family="paragraph" style:parent-style-name="Standard">
      <style:text-properties fo:font-weight="normal" officeooo:rsid="00245b9b" officeooo:paragraph-rsid="0026d7ec" style:font-weight-asian="normal" style:font-weight-complex="normal"/>
    </style:style>
    <style:style style:name="P15" style:family="paragraph" style:parent-style-name="Standard">
      <style:text-properties fo:font-weight="normal" officeooo:rsid="0026d7ec" officeooo:paragraph-rsid="0047c81e" style:font-weight-asian="normal" style:font-weight-complex="normal"/>
    </style:style>
    <style:style style:name="P16" style:family="paragraph" style:parent-style-name="Standard">
      <style:text-properties fo:font-weight="normal" officeooo:rsid="00428b1e" officeooo:paragraph-rsid="00428b1e" style:font-weight-asian="normal" style:font-weight-complex="normal"/>
    </style:style>
    <style:style style:name="P17" style:family="paragraph" style:parent-style-name="Standard">
      <style:text-properties fo:font-weight="normal" officeooo:rsid="00498dc2" officeooo:paragraph-rsid="00498dc2" style:font-weight-asian="normal" style:font-weight-complex="normal"/>
    </style:style>
    <style:style style:name="P18" style:family="paragraph" style:parent-style-name="Standard">
      <style:text-properties fo:font-weight="normal" officeooo:rsid="00376c8a" officeooo:paragraph-rsid="00376c8a" style:font-weight-asian="normal" style:font-weight-complex="normal"/>
    </style:style>
    <style:style style:name="P19" style:family="paragraph" style:parent-style-name="Standard">
      <style:text-properties fo:font-weight="normal" officeooo:rsid="00502414" officeooo:paragraph-rsid="00502414" style:font-weight-asian="normal" style:font-weight-complex="normal"/>
    </style:style>
    <style:style style:name="P20" style:family="paragraph" style:parent-style-name="Standard">
      <style:text-properties fo:font-weight="normal" officeooo:rsid="0069249f" officeooo:paragraph-rsid="0069249f" style:font-weight-asian="normal" style:font-weight-complex="normal"/>
    </style:style>
    <style:style style:name="P21" style:family="paragraph" style:parent-style-name="Standard">
      <style:text-properties fo:font-weight="normal" officeooo:rsid="006cff4c" officeooo:paragraph-rsid="006cff4c" style:font-weight-asian="normal" style:font-weight-complex="normal"/>
    </style:style>
    <style:style style:name="P22" style:family="paragraph" style:parent-style-name="Standard">
      <style:text-properties fo:font-weight="normal" officeooo:rsid="00289128" officeooo:paragraph-rsid="007c5507" style:font-weight-asian="normal" style:font-weight-complex="normal"/>
    </style:style>
    <style:style style:name="P23" style:family="paragraph" style:parent-style-name="Standard">
      <style:text-properties fo:font-weight="normal" officeooo:rsid="007b8361" officeooo:paragraph-rsid="007b8361" style:font-weight-asian="normal" style:font-weight-complex="normal"/>
    </style:style>
    <style:style style:name="P24" style:family="paragraph" style:parent-style-name="Standard">
      <style:text-properties fo:font-weight="normal" officeooo:rsid="0055ee0e" officeooo:paragraph-rsid="008a6d2f" style:font-weight-asian="normal" style:font-weight-complex="normal"/>
    </style:style>
    <style:style style:name="P25" style:family="paragraph" style:parent-style-name="Standard">
      <style:text-properties fo:font-weight="normal" officeooo:rsid="00ad45a9" officeooo:paragraph-rsid="00ad45a9" style:font-weight-asian="normal" style:font-weight-complex="normal"/>
    </style:style>
    <style:style style:name="P26" style:family="paragraph" style:parent-style-name="Standard">
      <style:text-properties fo:font-weight="normal" officeooo:rsid="00ef91a6" officeooo:paragraph-rsid="0049b9e5" style:font-weight-asian="normal" style:font-weight-complex="normal"/>
    </style:style>
    <style:style style:name="P27" style:family="paragraph" style:parent-style-name="Standard">
      <style:text-properties officeooo:rsid="001ed4f1" officeooo:paragraph-rsid="0026d7ec"/>
    </style:style>
    <style:style style:name="P28" style:family="paragraph" style:parent-style-name="Standard">
      <style:text-properties officeooo:rsid="001ed4f1" officeooo:paragraph-rsid="00427f8b"/>
    </style:style>
    <style:style style:name="P29" style:family="paragraph" style:parent-style-name="Standard">
      <style:text-properties officeooo:rsid="00208fc1" officeooo:paragraph-rsid="0026d7ec"/>
    </style:style>
    <style:style style:name="P30" style:family="paragraph" style:parent-style-name="Standard">
      <style:text-properties officeooo:rsid="0026d7ec" officeooo:paragraph-rsid="0026d7ec"/>
    </style:style>
    <style:style style:name="P31" style:family="paragraph" style:parent-style-name="Standard">
      <style:text-properties officeooo:rsid="00245b9b" officeooo:paragraph-rsid="00427f8b"/>
    </style:style>
    <style:style style:name="P32" style:family="paragraph" style:parent-style-name="Standard">
      <style:text-properties officeooo:paragraph-rsid="00376c8a"/>
    </style:style>
    <style:style style:name="P33" style:family="paragraph" style:parent-style-name="Standard">
      <style:text-properties officeooo:rsid="00428b1e" officeooo:paragraph-rsid="00376c8a"/>
    </style:style>
    <style:style style:name="P34" style:family="paragraph" style:parent-style-name="Standard">
      <style:text-properties officeooo:paragraph-rsid="0047c81e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4df9ee" officeooo:paragraph-rsid="005413f6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502414" officeooo:paragraph-rsid="008ef722" style:font-weight-asian="normal" style:font-weight-complex="normal"/>
    </style:style>
    <style:style style:name="P37" style:family="paragraph" style:parent-style-name="Standard">
      <style:text-properties officeooo:paragraph-rsid="005413f6"/>
    </style:style>
    <style:style style:name="P38" style:family="paragraph" style:parent-style-name="Standard">
      <style:text-properties officeooo:rsid="0045e002" officeooo:paragraph-rsid="006cff4c"/>
    </style:style>
    <style:style style:name="P39" style:family="paragraph" style:parent-style-name="Standard">
      <style:text-properties officeooo:rsid="008145e3" officeooo:paragraph-rsid="008145e3"/>
    </style:style>
    <style:style style:name="P40" style:family="paragraph" style:parent-style-name="Standard">
      <style:text-properties officeooo:paragraph-rsid="008a6d2f"/>
    </style:style>
    <style:style style:name="P41" style:family="paragraph" style:parent-style-name="Standard">
      <style:text-properties officeooo:rsid="009e001c" officeooo:paragraph-rsid="009e001c"/>
    </style:style>
    <style:style style:name="P42" style:family="paragraph" style:parent-style-name="Standard">
      <style:text-properties officeooo:paragraph-rsid="00af3bb4"/>
    </style:style>
    <style:style style:name="P43" style:family="paragraph" style:parent-style-name="Standard">
      <style:text-properties officeooo:paragraph-rsid="00cf3b64"/>
    </style:style>
    <style:style style:name="P44" style:family="paragraph" style:parent-style-name="Standard">
      <style:text-properties officeooo:paragraph-rsid="00cf4924"/>
    </style:style>
    <style:style style:name="P45" style:family="paragraph" style:parent-style-name="Standard">
      <style:text-properties officeooo:paragraph-rsid="00d12474"/>
    </style:style>
    <style:style style:name="P46" style:family="paragraph" style:parent-style-name="Standard">
      <style:text-properties officeooo:paragraph-rsid="00dd2df0"/>
    </style:style>
    <style:style style:name="P47" style:family="paragraph" style:parent-style-name="Standard">
      <style:text-properties officeooo:rsid="00af3bb4" officeooo:paragraph-rsid="00af3bb4"/>
    </style:style>
    <style:style style:name="P48" style:family="paragraph" style:parent-style-name="Standard">
      <style:text-properties officeooo:rsid="00e01702" officeooo:paragraph-rsid="00e01702"/>
    </style:style>
    <style:style style:name="P49" style:family="paragraph" style:parent-style-name="Standard">
      <style:text-properties officeooo:paragraph-rsid="00ebdb36"/>
    </style:style>
    <style:style style:name="P50" style:family="paragraph" style:parent-style-name="Standard" style:list-style-name="L1">
      <style:text-properties officeooo:paragraph-rsid="008a6d2f"/>
    </style:style>
    <style:style style:name="P51" style:family="paragraph" style:parent-style-name="Standard" style:list-style-name="L1">
      <style:text-properties officeooo:paragraph-rsid="008ef722"/>
    </style:style>
    <style:style style:name="P52" style:family="paragraph" style:parent-style-name="Standard" style:list-style-name="L1">
      <style:text-properties officeooo:paragraph-rsid="00b7218c"/>
    </style:style>
    <style:style style:name="P53" style:family="paragraph" style:parent-style-name="Standard" style:list-style-name="L1">
      <style:text-properties officeooo:paragraph-rsid="00bf027a"/>
    </style:style>
    <style:style style:name="P54" style:family="paragraph" style:parent-style-name="Standard" style:list-style-name="L1">
      <style:text-properties style:text-underline-style="none" fo:font-weight="normal" officeooo:rsid="005c5d9e" officeooo:paragraph-rsid="008a6d2f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a55228" officeooo:paragraph-rsid="00c79c5b" style:font-weight-asian="normal" style:font-weight-complex="normal"/>
    </style:style>
    <style:style style:name="P56" style:family="paragraph" style:parent-style-name="Standard">
      <style:text-properties fo:font-weight="normal" officeooo:rsid="0093ab47" officeooo:paragraph-rsid="008a6d2f" style:font-weight-asian="normal" style:font-weight-complex="normal"/>
    </style:style>
    <style:style style:name="P57" style:family="paragraph" style:parent-style-name="Standard">
      <style:text-properties fo:font-weight="normal" officeooo:rsid="0093ab47" officeooo:paragraph-rsid="0093d9c6" style:font-weight-asian="normal" style:font-weight-complex="normal"/>
    </style:style>
    <style:style style:name="P58" style:family="paragraph" style:parent-style-name="Standard">
      <style:text-properties fo:font-weight="normal" officeooo:rsid="0093ab47" officeooo:paragraph-rsid="0093ab47" style:font-weight-asian="normal" style:font-weight-complex="normal"/>
    </style:style>
    <style:style style:name="P59" style:family="paragraph" style:parent-style-name="Standard">
      <style:text-properties fo:font-weight="normal" officeooo:rsid="0093ab47" officeooo:paragraph-rsid="00bbd5f6" style:font-weight-asian="normal" style:font-weight-complex="normal"/>
    </style:style>
    <style:style style:name="P60" style:family="paragraph" style:parent-style-name="Standard">
      <style:text-properties fo:font-weight="normal" officeooo:rsid="0055ee0e" officeooo:paragraph-rsid="008a6d2f" style:font-weight-asian="normal" style:font-weight-complex="normal"/>
    </style:style>
    <style:style style:name="P61" style:family="paragraph" style:parent-style-name="Standard" style:list-style-name="L3">
      <style:text-properties fo:font-weight="normal" officeooo:paragraph-rsid="0049b9e5" style:font-weight-asian="normal" style:font-weight-complex="normal"/>
    </style:style>
    <style:style style:name="P62" style:family="paragraph" style:parent-style-name="Standard" style:list-style-name="L5">
      <style:text-properties fo:font-weight="normal" officeooo:rsid="00289128" officeooo:paragraph-rsid="004b68bb" style:font-weight-asian="normal" style:font-weight-complex="normal"/>
    </style:style>
    <style:style style:name="P63" style:family="paragraph" style:parent-style-name="Standard" style:list-style-name="L5">
      <style:text-properties fo:font-weight="normal" officeooo:rsid="00289128" officeooo:paragraph-rsid="00f1ca53" style:font-weight-asian="normal" style:font-weight-complex="normal"/>
    </style:style>
    <style:style style:name="P64" style:family="paragraph" style:parent-style-name="Standard" style:list-style-name="L5">
      <style:text-properties fo:font-weight="normal" officeooo:rsid="00ab4fd2" officeooo:paragraph-rsid="00f2f329" style:font-weight-asian="normal" style:font-weight-complex="normal"/>
    </style:style>
    <style:style style:name="P65" style:family="paragraph" style:parent-style-name="Standard" style:list-style-name="L6">
      <style:text-properties fo:font-weight="normal" officeooo:rsid="0049b9e5" officeooo:paragraph-rsid="0049b9e5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074c441" officeooo:paragraph-rsid="0074c441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029dd33" officeooo:paragraph-rsid="00f65f15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029dd33" officeooo:paragraph-rsid="00f4bc56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029dd33" officeooo:paragraph-rsid="0047c81e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0f2f329" officeooo:paragraph-rsid="00f2f329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018eea8" officeooo:paragraph-rsid="0047c81e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03a7268" officeooo:paragraph-rsid="0047c81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0719245" officeooo:paragraph-rsid="00719245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7c75ae" officeooo:paragraph-rsid="00fe582c" style:font-weight-asian="normal" style:font-weight-complex="normal"/>
    </style:style>
    <style:style style:name="P75" style:family="paragraph" style:parent-style-name="Standard">
      <style:text-properties fo:font-weight="normal" officeooo:rsid="009757fe" officeooo:paragraph-rsid="00fee454" style:font-weight-asian="normal" style:font-weight-complex="normal"/>
    </style:style>
    <style:style style:name="P76" style:family="paragraph" style:parent-style-name="Standard" style:list-style-name="L9">
      <style:text-properties fo:font-weight="normal" officeooo:rsid="004b68bb" officeooo:paragraph-rsid="00fa724f" style:font-weight-asian="normal" style:font-weight-complex="normal"/>
    </style:style>
    <style:style style:name="P77" style:family="paragraph" style:parent-style-name="Standard" style:list-style-name="L9">
      <style:text-properties fo:font-weight="normal" officeooo:rsid="003d42e4" officeooo:paragraph-rsid="0047c81e" style:font-weight-asian="normal" style:font-weight-complex="normal"/>
    </style:style>
    <style:style style:name="P78" style:family="paragraph" style:parent-style-name="Standard" style:list-style-name="L9">
      <style:text-properties fo:font-weight="normal" officeooo:rsid="0051cf15" officeooo:paragraph-rsid="0051cf15" style:font-weight-asian="normal" style:font-weight-complex="normal"/>
    </style:style>
    <style:style style:name="P79" style:family="paragraph" style:parent-style-name="Standard" style:list-style-name="L10">
      <style:text-properties fo:font-weight="normal" officeooo:rsid="00a003cc" officeooo:paragraph-rsid="00a003cc" style:font-weight-asian="normal" style:font-weight-complex="normal"/>
    </style:style>
    <style:style style:name="P80" style:family="paragraph" style:parent-style-name="Standard">
      <style:text-properties fo:font-weight="bold" officeooo:rsid="00428b1e" officeooo:paragraph-rsid="0049b9e5" style:font-weight-asian="bold" style:font-weight-complex="bold"/>
    </style:style>
    <style:style style:name="P81" style:family="paragraph" style:parent-style-name="Standard" style:list-style-name="L6">
      <style:text-properties fo:font-weight="bold" officeooo:rsid="0047c81e" officeooo:paragraph-rsid="00ef91a6" style:font-weight-asian="bold" style:font-weight-complex="bold"/>
    </style:style>
    <style:style style:name="P82" style:family="paragraph" style:parent-style-name="Standard" style:list-style-name="L6">
      <style:text-properties fo:font-weight="bold" officeooo:rsid="00f4c5b0" officeooo:paragraph-rsid="00f4c5b0" style:font-weight-asian="bold" style:font-weight-complex="bold"/>
    </style:style>
    <style:style style:name="P83" style:family="paragraph" style:parent-style-name="Standard">
      <style:text-properties fo:font-weight="bold" officeooo:rsid="0018eea8" officeooo:paragraph-rsid="004b68bb" style:font-weight-asian="bold" style:font-weight-complex="bold"/>
    </style:style>
    <style:style style:name="P84" style:family="paragraph" style:parent-style-name="Standard" style:list-style-name="L10">
      <style:text-properties fo:font-weight="bold" officeooo:rsid="00fa724f" officeooo:paragraph-rsid="00fa724f" style:font-weight-asian="bold" style:font-weight-complex="bold"/>
    </style:style>
    <style:style style:name="P85" style:family="paragraph" style:parent-style-name="Standard" style:list-style-name="L2">
      <style:text-properties officeooo:rsid="0047c81e" officeooo:paragraph-rsid="0049b9e5"/>
    </style:style>
    <style:style style:name="P86" style:family="paragraph" style:parent-style-name="Standard" style:list-style-name="L2">
      <style:text-properties officeooo:rsid="00ed449c" officeooo:paragraph-rsid="00ed449c"/>
    </style:style>
    <style:style style:name="P87" style:family="paragraph" style:parent-style-name="Standard" style:list-style-name="L4">
      <style:text-properties officeooo:paragraph-rsid="0082db81"/>
    </style:style>
    <style:style style:name="P88" style:family="paragraph" style:parent-style-name="Standard" style:list-style-name="L4">
      <style:text-properties officeooo:rsid="0021a8e7" officeooo:paragraph-rsid="0049b9e5"/>
    </style:style>
    <style:style style:name="P89" style:family="paragraph" style:parent-style-name="Standard" style:list-style-name="L5">
      <style:text-properties officeooo:paragraph-rsid="0049b9e5"/>
    </style:style>
    <style:style style:name="P90" style:family="paragraph" style:parent-style-name="Standard" style:list-style-name="L5">
      <style:text-properties officeooo:rsid="0036dbb2" officeooo:paragraph-rsid="0049b9e5"/>
    </style:style>
    <style:style style:name="P91" style:family="paragraph" style:parent-style-name="Standard">
      <style:text-properties style:text-underline-style="solid" style:text-underline-width="auto" style:text-underline-color="font-color" fo:font-weight="normal" officeooo:rsid="005413f6" officeooo:paragraph-rsid="005413f6" style:font-weight-asian="normal" style:font-weight-complex="normal"/>
    </style:style>
    <style:style style:name="P92" style:family="paragraph" style:parent-style-name="Standard">
      <style:text-properties style:text-underline-style="solid" style:text-underline-width="auto" style:text-underline-color="font-color" fo:font-weight="normal" officeooo:rsid="004b68bb" officeooo:paragraph-rsid="004b68bb" style:font-weight-asian="normal" style:font-weight-complex="normal"/>
    </style:style>
    <style:style style:name="P93" style:family="paragraph" style:parent-style-name="Standard" style:list-style-name="L10">
      <style:text-properties style:text-underline-style="solid" style:text-underline-width="auto" style:text-underline-color="font-color" fo:font-weight="normal" officeooo:rsid="004b68bb" officeooo:paragraph-rsid="009e1404" style:font-weight-asian="normal" style:font-weight-complex="normal"/>
    </style:style>
    <style:style style:name="P94" style:family="paragraph" style:parent-style-name="Standard" style:list-style-name="L9">
      <style:text-properties officeooo:paragraph-rsid="0047c81e"/>
    </style:style>
    <style:style style:name="P95" style:family="paragraph" style:parent-style-name="Standard">
      <style:text-properties officeooo:paragraph-rsid="00f8ba40"/>
    </style:style>
    <style:style style:name="P96" style:family="paragraph" style:parent-style-name="Standard">
      <style:text-properties officeooo:paragraph-rsid="01023a16"/>
    </style:style>
    <style:style style:name="P97" style:family="paragraph" style:parent-style-name="Standard">
      <style:text-properties officeooo:rsid="01042377" officeooo:paragraph-rsid="010423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ea8" style:font-weight-asian="normal" style:font-weight-complex="normal"/>
    </style:style>
    <style:style style:name="T3" style:family="text">
      <style:text-properties fo:font-weight="normal" officeooo:rsid="003d42e4" style:font-weight-asian="normal" style:font-weight-complex="normal"/>
    </style:style>
    <style:style style:name="T4" style:family="text">
      <style:text-properties fo:font-weight="normal" officeooo:rsid="00502414" style:font-weight-asian="normal" style:font-weight-complex="normal"/>
    </style:style>
    <style:style style:name="T5" style:family="text">
      <style:text-properties fo:font-weight="normal" officeooo:rsid="00407a7e" style:font-weight-asian="normal" style:font-weight-complex="normal"/>
    </style:style>
    <style:style style:name="T6" style:family="text">
      <style:text-properties fo:font-weight="normal" officeooo:rsid="0028a214" style:font-weight-asian="normal" style:font-weight-complex="normal"/>
    </style:style>
    <style:style style:name="T7" style:family="text">
      <style:text-properties fo:font-weight="normal" officeooo:rsid="0051cf15" style:font-weight-asian="normal" style:font-weight-complex="normal"/>
    </style:style>
    <style:style style:name="T8" style:family="text">
      <style:text-properties fo:font-weight="normal" officeooo:rsid="0053099d" style:font-weight-asian="normal" style:font-weight-complex="normal"/>
    </style:style>
    <style:style style:name="T9" style:family="text">
      <style:text-properties fo:font-weight="normal" officeooo:rsid="00451579" style:font-weight-asian="normal" style:font-weight-complex="normal"/>
    </style:style>
    <style:style style:name="T10" style:family="text">
      <style:text-properties fo:font-weight="normal" officeooo:rsid="005413f6" style:font-weight-asian="normal" style:font-weight-complex="normal"/>
    </style:style>
    <style:style style:name="T11" style:family="text">
      <style:text-properties fo:font-weight="normal" officeooo:rsid="0055ee0e" style:font-weight-asian="normal" style:font-weight-complex="normal"/>
    </style:style>
    <style:style style:name="T12" style:family="text">
      <style:text-properties fo:font-weight="normal" officeooo:rsid="005a078a" style:font-weight-asian="normal" style:font-weight-complex="normal"/>
    </style:style>
    <style:style style:name="T13" style:family="text">
      <style:text-properties fo:font-weight="normal" officeooo:rsid="0093ab47" style:font-weight-asian="normal" style:font-weight-complex="normal"/>
    </style:style>
    <style:style style:name="T14" style:family="text">
      <style:text-properties fo:font-weight="normal" officeooo:rsid="00937612" style:font-weight-asian="normal" style:font-weight-complex="normal"/>
    </style:style>
    <style:style style:name="T15" style:family="text">
      <style:text-properties fo:font-weight="normal" officeooo:rsid="00a06e93" style:font-weight-asian="normal" style:font-weight-complex="normal"/>
    </style:style>
    <style:style style:name="T16" style:family="text">
      <style:text-properties fo:font-weight="normal" officeooo:rsid="00a338e4" style:font-weight-asian="normal" style:font-weight-complex="normal"/>
    </style:style>
    <style:style style:name="T17" style:family="text">
      <style:text-properties fo:font-weight="normal" officeooo:rsid="00b7218c" style:font-weight-asian="normal" style:font-weight-complex="normal"/>
    </style:style>
    <style:style style:name="T18" style:family="text">
      <style:text-properties fo:font-weight="normal" officeooo:rsid="00c25547" style:font-weight-asian="normal" style:font-weight-complex="normal"/>
    </style:style>
    <style:style style:name="T19" style:family="text">
      <style:text-properties fo:font-weight="normal" officeooo:rsid="00c2650d" style:font-weight-asian="normal" style:font-weight-complex="normal"/>
    </style:style>
    <style:style style:name="T20" style:family="text">
      <style:text-properties fo:font-weight="normal" officeooo:rsid="00c313ac" style:font-weight-asian="normal" style:font-weight-complex="normal"/>
    </style:style>
    <style:style style:name="T21" style:family="text">
      <style:text-properties fo:font-weight="normal" officeooo:rsid="00c511f2" style:font-weight-asian="normal" style:font-weight-complex="normal"/>
    </style:style>
    <style:style style:name="T22" style:family="text">
      <style:text-properties fo:font-weight="normal" officeooo:rsid="00c5a53c" style:font-weight-asian="normal" style:font-weight-complex="normal"/>
    </style:style>
    <style:style style:name="T23" style:family="text">
      <style:text-properties fo:font-weight="normal" officeooo:rsid="00c79c5b" style:font-weight-asian="normal" style:font-weight-complex="normal"/>
    </style:style>
    <style:style style:name="T24" style:family="text">
      <style:text-properties fo:font-weight="normal" officeooo:rsid="00c7a45b" style:font-weight-asian="normal" style:font-weight-complex="normal"/>
    </style:style>
    <style:style style:name="T25" style:family="text">
      <style:text-properties fo:font-weight="normal" officeooo:rsid="00c93bd6" style:font-weight-asian="normal" style:font-weight-complex="normal"/>
    </style:style>
    <style:style style:name="T26" style:family="text">
      <style:text-properties fo:font-weight="normal" officeooo:rsid="00c9adbf" style:font-weight-asian="normal" style:font-weight-complex="normal"/>
    </style:style>
    <style:style style:name="T27" style:family="text">
      <style:text-properties fo:font-weight="normal" officeooo:rsid="00ca2d64" style:font-weight-asian="normal" style:font-weight-complex="normal"/>
    </style:style>
    <style:style style:name="T28" style:family="text">
      <style:text-properties fo:font-weight="normal" officeooo:rsid="00cf3b64" style:font-weight-asian="normal" style:font-weight-complex="normal"/>
    </style:style>
    <style:style style:name="T29" style:family="text">
      <style:text-properties fo:font-weight="normal" officeooo:rsid="00d12474" style:font-weight-asian="normal" style:font-weight-complex="normal"/>
    </style:style>
    <style:style style:name="T30" style:family="text">
      <style:text-properties fo:font-weight="normal" officeooo:rsid="00d335d2" style:font-weight-asian="normal" style:font-weight-complex="normal"/>
    </style:style>
    <style:style style:name="T31" style:family="text">
      <style:text-properties fo:font-weight="normal" officeooo:rsid="00d7385a" style:font-weight-asian="normal" style:font-weight-complex="normal"/>
    </style:style>
    <style:style style:name="T32" style:family="text">
      <style:text-properties fo:font-weight="normal" officeooo:rsid="00daae56" style:font-weight-asian="normal" style:font-weight-complex="normal"/>
    </style:style>
    <style:style style:name="T33" style:family="text">
      <style:text-properties fo:font-weight="normal" officeooo:rsid="00db243d" style:font-weight-asian="normal" style:font-weight-complex="normal"/>
    </style:style>
    <style:style style:name="T34" style:family="text">
      <style:text-properties fo:font-weight="normal" officeooo:rsid="00dea29e" style:font-weight-asian="normal" style:font-weight-complex="normal"/>
    </style:style>
    <style:style style:name="T35" style:family="text">
      <style:text-properties fo:font-weight="normal" officeooo:rsid="00e302d3" style:font-weight-asian="normal" style:font-weight-complex="normal"/>
    </style:style>
    <style:style style:name="T36" style:family="text">
      <style:text-properties fo:font-weight="normal" officeooo:rsid="00e43cd9" style:font-weight-asian="normal" style:font-weight-complex="normal"/>
    </style:style>
    <style:style style:name="T37" style:family="text">
      <style:text-properties fo:font-weight="normal" officeooo:rsid="00e59cec" style:font-weight-asian="normal" style:font-weight-complex="normal"/>
    </style:style>
    <style:style style:name="T38" style:family="text">
      <style:text-properties fo:font-weight="normal" officeooo:rsid="00e6ad60" style:font-weight-asian="normal" style:font-weight-complex="normal"/>
    </style:style>
    <style:style style:name="T39" style:family="text">
      <style:text-properties fo:font-weight="normal" officeooo:rsid="00e712bc" style:font-weight-asian="normal" style:font-weight-complex="normal"/>
    </style:style>
    <style:style style:name="T40" style:family="text">
      <style:text-properties fo:font-weight="normal" officeooo:rsid="00e74a9b" style:font-weight-asian="normal" style:font-weight-complex="normal"/>
    </style:style>
    <style:style style:name="T41" style:family="text">
      <style:text-properties fo:font-weight="normal" officeooo:rsid="00e81c2f" style:font-weight-asian="normal" style:font-weight-complex="normal"/>
    </style:style>
    <style:style style:name="T42" style:family="text">
      <style:text-properties fo:font-weight="normal" officeooo:rsid="00e8cf94" style:font-weight-asian="normal" style:font-weight-complex="normal"/>
    </style:style>
    <style:style style:name="T43" style:family="text">
      <style:text-properties fo:font-weight="normal" officeooo:rsid="00ea0948" style:font-weight-asian="normal" style:font-weight-complex="normal"/>
    </style:style>
    <style:style style:name="T44" style:family="text">
      <style:text-properties fo:font-weight="normal" officeooo:rsid="0049b9e5" style:font-weight-asian="normal" style:font-weight-complex="normal"/>
    </style:style>
    <style:style style:name="T45" style:family="text">
      <style:text-properties fo:font-weight="normal" officeooo:rsid="007c5507" style:font-weight-asian="normal" style:font-weight-complex="normal"/>
    </style:style>
    <style:style style:name="T46" style:family="text">
      <style:text-properties fo:font-weight="normal" officeooo:rsid="00fa724f" style:font-weight-asian="normal" style:font-weight-complex="normal"/>
    </style:style>
    <style:style style:name="T47" style:family="text">
      <style:text-properties fo:font-weight="normal" officeooo:rsid="00fe582c" style:font-weight-asian="normal" style:font-weight-complex="normal"/>
    </style:style>
    <style:style style:name="T48" style:family="text">
      <style:text-properties fo:font-weight="normal" officeooo:rsid="00289128" style:font-weight-asian="normal" style:font-weight-complex="normal"/>
    </style:style>
    <style:style style:name="T49" style:family="text">
      <style:text-properties fo:font-weight="normal" officeooo:rsid="00fee454" style:font-weight-asian="normal" style:font-weight-complex="normal"/>
    </style:style>
    <style:style style:name="T50" style:family="text">
      <style:text-properties fo:font-weight="normal" officeooo:rsid="00480348" style:font-weight-asian="normal" style:font-weight-complex="normal"/>
    </style:style>
    <style:style style:name="T51" style:family="text">
      <style:text-properties fo:font-weight="normal" officeooo:rsid="007cfe43" style:font-weight-asian="normal" style:font-weight-complex="normal"/>
    </style:style>
    <style:style style:name="T52" style:family="text">
      <style:text-properties fo:font-weight="normal" officeooo:rsid="00ffe131" style:font-weight-asian="normal" style:font-weight-complex="normal"/>
    </style:style>
    <style:style style:name="T53" style:family="text">
      <style:text-properties fo:font-weight="normal" officeooo:rsid="01023a16" style:font-weight-asian="normal" style:font-weight-complex="normal"/>
    </style:style>
    <style:style style:name="T54" style:family="text">
      <style:text-properties fo:font-weight="normal" officeooo:rsid="008694b2" style:font-weight-asian="normal" style:font-weight-complex="normal"/>
    </style:style>
    <style:style style:name="T55" style:family="text">
      <style:text-properties fo:font-weight="normal" officeooo:rsid="00886950" style:font-weight-asian="normal" style:font-weight-complex="normal"/>
    </style:style>
    <style:style style:name="T56" style:family="text">
      <style:text-properties officeooo:rsid="0018eea8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47c81e" style:font-weight-asian="bold" style:font-weight-complex="bold"/>
    </style:style>
    <style:style style:name="T59" style:family="text">
      <style:text-properties fo:font-weight="bold" officeooo:rsid="00376c8a" style:font-weight-asian="bold" style:font-weight-complex="bold"/>
    </style:style>
    <style:style style:name="T60" style:family="text">
      <style:text-properties fo:font-weight="bold" officeooo:rsid="004b68bb" style:font-weight-asian="bold" style:font-weight-complex="bold"/>
    </style:style>
    <style:style style:name="T61" style:family="text">
      <style:text-properties fo:font-weight="bold" officeooo:rsid="003d42e4" style:font-weight-asian="bold" style:font-weight-complex="bold"/>
    </style:style>
    <style:style style:name="T62" style:family="text">
      <style:text-properties fo:font-weight="bold" officeooo:rsid="008391fb" style:font-weight-asian="bold" style:font-weight-complex="bold"/>
    </style:style>
    <style:style style:name="T63" style:family="text">
      <style:text-properties fo:font-weight="bold" officeooo:rsid="00a0223f" style:font-weight-asian="bold" style:font-weight-complex="bold"/>
    </style:style>
    <style:style style:name="T64" style:family="text">
      <style:text-properties fo:font-weight="bold" officeooo:rsid="00a06e93" style:font-weight-asian="bold" style:font-weight-complex="bold"/>
    </style:style>
    <style:style style:name="T65" style:family="text">
      <style:text-properties fo:font-weight="bold" officeooo:rsid="00a1bcbe" style:font-weight-asian="bold" style:font-weight-complex="bold"/>
    </style:style>
    <style:style style:name="T66" style:family="text">
      <style:text-properties fo:font-weight="bold" officeooo:rsid="00a338e4" style:font-weight-asian="bold" style:font-weight-complex="bold"/>
    </style:style>
    <style:style style:name="T67" style:family="text">
      <style:text-properties fo:font-weight="bold" officeooo:rsid="00a4abf6" style:font-weight-asian="bold" style:font-weight-complex="bold"/>
    </style:style>
    <style:style style:name="T68" style:family="text">
      <style:text-properties fo:font-weight="bold" officeooo:rsid="00ad45a9" style:font-weight-asian="bold" style:font-weight-complex="bold"/>
    </style:style>
    <style:style style:name="T69" style:family="text">
      <style:text-properties fo:font-weight="bold" officeooo:rsid="00b9f577" style:font-weight-asian="bold" style:font-weight-complex="bold"/>
    </style:style>
    <style:style style:name="T70" style:family="text">
      <style:text-properties fo:font-weight="bold" officeooo:rsid="00bbd5f6" style:font-weight-asian="bold" style:font-weight-complex="bold"/>
    </style:style>
    <style:style style:name="T71" style:family="text">
      <style:text-properties fo:font-weight="bold" officeooo:rsid="0082db81" style:font-weight-asian="bold" style:font-weight-complex="bold"/>
    </style:style>
    <style:style style:name="T72" style:family="text">
      <style:text-properties fo:font-weight="bold" officeooo:rsid="00eeb698" style:font-weight-asian="bold" style:font-weight-complex="bold"/>
    </style:style>
    <style:style style:name="T73" style:family="text">
      <style:text-properties fo:font-weight="bold" officeooo:rsid="00f2f329" style:font-weight-asian="bold" style:font-weight-complex="bold"/>
    </style:style>
    <style:style style:name="T74" style:family="text">
      <style:text-properties fo:font-weight="bold" officeooo:rsid="007c5507" style:font-weight-asian="bold" style:font-weight-complex="bold"/>
    </style:style>
    <style:style style:name="T75" style:family="text">
      <style:text-properties fo:font-weight="bold" officeooo:rsid="00502414" style:font-weight-asian="bold" style:font-weight-complex="bold"/>
    </style:style>
    <style:style style:name="T76" style:family="text">
      <style:text-properties fo:font-weight="bold" officeooo:rsid="0028a214" style:font-weight-asian="bold" style:font-weight-complex="bold"/>
    </style:style>
    <style:style style:name="T77" style:family="text">
      <style:text-properties fo:font-weight="bold" officeooo:rsid="0018eea8" style:font-weight-asian="bold" style:font-weight-complex="bold"/>
    </style:style>
    <style:style style:name="T78" style:family="text">
      <style:text-properties fo:font-weight="bold" officeooo:rsid="00fee454" style:font-weight-asian="bold" style:font-weight-complex="bold"/>
    </style:style>
    <style:style style:name="T79" style:family="text">
      <style:text-properties fo:font-weight="bold" officeooo:rsid="00480348" style:font-weight-asian="bold" style:font-weight-complex="bold"/>
    </style:style>
    <style:style style:name="T80" style:family="text">
      <style:text-properties fo:font-weight="bold" officeooo:rsid="00289128" style:font-weight-asian="bold" style:font-weight-complex="bold"/>
    </style:style>
    <style:style style:name="T81" style:family="text">
      <style:text-properties fo:font-weight="bold" officeooo:rsid="01023a16" style:font-weight-asian="bold" style:font-weight-complex="bold"/>
    </style:style>
    <style:style style:name="T82" style:family="text">
      <style:text-properties fo:font-weight="bold" officeooo:rsid="008694b2" style:font-weight-asian="bold" style:font-weight-complex="bold"/>
    </style:style>
    <style:style style:name="T83" style:family="text">
      <style:text-properties fo:font-weight="bold" officeooo:rsid="01042377" style:font-weight-asian="bold" style:font-weight-complex="bold"/>
    </style:style>
    <style:style style:name="T84" style:family="text">
      <style:text-properties officeooo:rsid="002375b2"/>
    </style:style>
    <style:style style:name="T85" style:family="text">
      <style:text-properties officeooo:rsid="003611fc"/>
    </style:style>
    <style:style style:name="T86" style:family="text">
      <style:text-properties officeooo:rsid="002fc876"/>
    </style:style>
    <style:style style:name="T87" style:family="text">
      <style:text-properties officeooo:rsid="00208fc1"/>
    </style:style>
    <style:style style:name="T88" style:family="text">
      <style:text-properties officeooo:rsid="0025108d"/>
    </style:style>
    <style:style style:name="T89" style:family="text">
      <style:text-properties officeooo:rsid="00245b9b"/>
    </style:style>
    <style:style style:name="T90" style:family="text">
      <style:text-properties officeooo:rsid="0028a214"/>
    </style:style>
    <style:style style:name="T91" style:family="text">
      <style:text-properties officeooo:rsid="002c2b72"/>
    </style:style>
    <style:style style:name="T92" style:family="text">
      <style:text-properties officeooo:rsid="00349b92"/>
    </style:style>
    <style:style style:name="T93" style:family="text">
      <style:text-properties officeooo:rsid="003aaa44"/>
    </style:style>
    <style:style style:name="T94" style:family="text">
      <style:text-properties officeooo:rsid="002ec0b0"/>
    </style:style>
    <style:style style:name="T95" style:family="text">
      <style:text-properties officeooo:rsid="00365ffd"/>
    </style:style>
    <style:style style:name="T96" style:family="text">
      <style:text-properties officeooo:rsid="002cec5c"/>
    </style:style>
    <style:style style:name="T97" style:family="text">
      <style:text-properties officeooo:rsid="002b01b9"/>
    </style:style>
    <style:style style:name="T98" style:family="text">
      <style:text-properties officeooo:rsid="003a2f1d"/>
    </style:style>
    <style:style style:name="T99" style:family="text">
      <style:text-properties officeooo:rsid="003a7268"/>
    </style:style>
    <style:style style:name="T100" style:family="text">
      <style:text-properties officeooo:rsid="003bd54b"/>
    </style:style>
    <style:style style:name="T101" style:family="text">
      <style:text-properties officeooo:rsid="00427f8b"/>
    </style:style>
    <style:style style:name="T102" style:family="text">
      <style:text-properties officeooo:rsid="00428b1e"/>
    </style:style>
    <style:style style:name="T103" style:family="text">
      <style:text-properties officeooo:rsid="0047c81e"/>
    </style:style>
    <style:style style:name="T104" style:family="text">
      <style:text-properties officeooo:rsid="004948ff"/>
    </style:style>
    <style:style style:name="T105" style:family="text">
      <style:text-properties officeooo:rsid="004b68bb"/>
    </style:style>
    <style:style style:name="T106" style:family="text">
      <style:text-properties officeooo:rsid="004c1791"/>
    </style:style>
    <style:style style:name="T107" style:family="text">
      <style:text-properties officeooo:rsid="004df9ee"/>
    </style:style>
    <style:style style:name="T108" style:family="text">
      <style:text-properties officeooo:rsid="0051cf15"/>
    </style:style>
    <style:style style:name="T109" style:family="text">
      <style:text-properties style:text-underline-style="none"/>
    </style:style>
    <style:style style:name="T110" style:family="text">
      <style:text-properties style:text-underline-style="none" fo:font-weight="normal" style:font-weight-asian="normal" style:font-weight-complex="normal"/>
    </style:style>
    <style:style style:name="T111" style:family="text">
      <style:text-properties style:text-underline-style="none" fo:font-weight="normal" officeooo:rsid="005413f6" style:font-weight-asian="normal" style:font-weight-complex="normal"/>
    </style:style>
    <style:style style:name="T112" style:family="text">
      <style:text-properties style:text-underline-style="none" fo:font-weight="normal" officeooo:rsid="005a078a" style:font-weight-asian="normal" style:font-weight-complex="normal"/>
    </style:style>
    <style:style style:name="T113" style:family="text">
      <style:text-properties style:text-underline-style="none" fo:font-weight="normal" officeooo:rsid="00502414" style:font-weight-asian="normal" style:font-weight-complex="normal"/>
    </style:style>
    <style:style style:name="T114" style:family="text">
      <style:text-properties style:text-underline-style="none" fo:font-weight="normal" officeooo:rsid="00a55228" style:font-weight-asian="normal" style:font-weight-complex="normal"/>
    </style:style>
    <style:style style:name="T115" style:family="text">
      <style:text-properties style:text-underline-style="none" fo:font-weight="normal" officeooo:rsid="00b046ec" style:font-weight-asian="normal" style:font-weight-complex="normal"/>
    </style:style>
    <style:style style:name="T116" style:family="text">
      <style:text-properties style:text-underline-style="none" fo:font-weight="normal" officeooo:rsid="00b7218c" style:font-weight-asian="normal" style:font-weight-complex="normal"/>
    </style:style>
    <style:style style:name="T117" style:family="text">
      <style:text-properties style:text-underline-style="none" fo:font-weight="normal" officeooo:rsid="008afa2f" style:font-weight-asian="normal" style:font-weight-complex="normal"/>
    </style:style>
    <style:style style:name="T118" style:family="text">
      <style:text-properties style:text-underline-style="none" fo:font-weight="normal" officeooo:rsid="00a06e93" style:font-weight-asian="normal" style:font-weight-complex="normal"/>
    </style:style>
    <style:style style:name="T119" style:family="text">
      <style:text-properties style:text-underline-style="none" fo:font-weight="normal" officeooo:rsid="008de500" style:font-weight-asian="normal" style:font-weight-complex="normal"/>
    </style:style>
    <style:style style:name="T120" style:family="text">
      <style:text-properties style:text-underline-style="none" fo:font-weight="normal" officeooo:rsid="008c70e3" style:font-weight-asian="normal" style:font-weight-complex="normal"/>
    </style:style>
    <style:style style:name="T121" style:family="text">
      <style:text-properties style:text-underline-style="none" fo:font-weight="normal" officeooo:rsid="00a7e210" style:font-weight-asian="normal" style:font-weight-complex="normal"/>
    </style:style>
    <style:style style:name="T122" style:family="text">
      <style:text-properties style:text-underline-style="none" fo:font-weight="normal" officeooo:rsid="00bcfa58" style:font-weight-asian="normal" style:font-weight-complex="normal"/>
    </style:style>
    <style:style style:name="T123" style:family="text">
      <style:text-properties style:text-underline-style="none" fo:font-weight="normal" officeooo:rsid="00c05f9a" style:font-weight-asian="normal" style:font-weight-complex="normal"/>
    </style:style>
    <style:style style:name="T124" style:family="text">
      <style:text-properties style:text-underline-style="none" fo:font-weight="normal" officeooo:rsid="00bf027a" style:font-weight-asian="normal" style:font-weight-complex="normal"/>
    </style:style>
    <style:style style:name="T125" style:family="text">
      <style:text-properties style:text-underline-style="none" fo:font-weight="normal" officeooo:rsid="008ef722" style:font-weight-asian="normal" style:font-weight-complex="normal"/>
    </style:style>
    <style:style style:name="T126" style:family="text">
      <style:text-properties style:text-underline-style="none" fo:font-weight="normal" officeooo:rsid="0091a0b9" style:font-weight-asian="normal" style:font-weight-complex="normal"/>
    </style:style>
    <style:style style:name="T127" style:family="text">
      <style:text-properties style:text-underline-style="none" fo:font-weight="normal" officeooo:rsid="00cbf7a5" style:font-weight-asian="normal" style:font-weight-complex="normal"/>
    </style:style>
    <style:style style:name="T128" style:family="text">
      <style:text-properties style:text-underline-style="none" fo:font-weight="normal" officeooo:rsid="008fcb82" style:font-weight-asian="normal" style:font-weight-complex="normal"/>
    </style:style>
    <style:style style:name="T129" style:family="text">
      <style:text-properties style:text-underline-style="none" fo:font-weight="normal" officeooo:rsid="00ec2182" style:font-weight-asian="normal" style:font-weight-complex="normal"/>
    </style:style>
    <style:style style:name="T130" style:family="text">
      <style:text-properties style:text-underline-style="none" fo:font-weight="normal" officeooo:rsid="00edfbde" style:font-weight-asian="normal" style:font-weight-complex="normal"/>
    </style:style>
    <style:style style:name="T131" style:family="text">
      <style:text-properties style:text-underline-style="none" fo:font-weight="normal" officeooo:rsid="00fa724f" style:font-weight-asian="normal" style:font-weight-complex="normal"/>
    </style:style>
    <style:style style:name="T132" style:family="text">
      <style:text-properties style:text-underline-style="none" fo:font-weight="normal" officeooo:rsid="00fbb5a6" style:font-weight-asian="normal" style:font-weight-complex="normal"/>
    </style:style>
    <style:style style:name="T133" style:family="text">
      <style:text-properties style:text-underline-style="none" fo:font-weight="bold" style:font-weight-asian="bold" style:font-weight-complex="bold"/>
    </style:style>
    <style:style style:name="T134" style:family="text">
      <style:text-properties style:text-underline-style="none" fo:font-weight="bold" officeooo:rsid="00b7218c" style:font-weight-asian="bold" style:font-weight-complex="bold"/>
    </style:style>
    <style:style style:name="T135" style:family="text">
      <style:text-properties style:text-underline-style="none" fo:font-weight="bold" officeooo:rsid="008ef722" style:font-weight-asian="bold" style:font-weight-complex="bold"/>
    </style:style>
    <style:style style:name="T136" style:family="text">
      <style:text-properties style:text-underline-style="none" fo:font-weight="bold" officeooo:rsid="00937612" style:font-weight-asian="bold" style:font-weight-complex="bold"/>
    </style:style>
    <style:style style:name="T137" style:family="text">
      <style:text-properties style:text-underline-style="none" officeooo:rsid="00a55228"/>
    </style:style>
    <style:style style:name="T138" style:family="text">
      <style:text-properties officeooo:rsid="00692dcc"/>
    </style:style>
    <style:style style:name="T139" style:family="text">
      <style:text-properties officeooo:rsid="006cff4c"/>
    </style:style>
    <style:style style:name="T140" style:family="text">
      <style:text-properties officeooo:rsid="006f6082"/>
    </style:style>
    <style:style style:name="T141" style:family="text">
      <style:text-properties officeooo:rsid="00703d6d"/>
    </style:style>
    <style:style style:name="T142" style:family="text">
      <style:text-properties officeooo:rsid="007775bf"/>
    </style:style>
    <style:style style:name="T143" style:family="text">
      <style:text-properties officeooo:rsid="007b8361"/>
    </style:style>
    <style:style style:name="T144" style:family="text">
      <style:text-properties officeooo:rsid="007cfe43"/>
    </style:style>
    <style:style style:name="T145" style:family="text">
      <style:text-properties officeooo:rsid="008477f2"/>
    </style:style>
    <style:style style:name="T146" style:family="text">
      <style:text-properties officeooo:rsid="00886950"/>
    </style:style>
    <style:style style:name="T147" style:family="text">
      <style:text-properties officeooo:rsid="00894729"/>
    </style:style>
    <style:style style:name="T148" style:family="text">
      <style:text-properties style:text-underline-style="solid" style:text-underline-width="auto" style:text-underline-color="font-color" fo:font-weight="bold" officeooo:rsid="0055ee0e" style:font-weight-asian="bold" style:font-weight-complex="bold"/>
    </style:style>
    <style:style style:name="T149" style:family="text">
      <style:text-properties style:text-underline-style="solid" style:text-underline-width="auto" style:text-underline-color="font-color" fo:font-weight="bold" officeooo:rsid="00502414" style:font-weight-asian="bold" style:font-weight-complex="bold"/>
    </style:style>
    <style:style style:name="T150" style:family="text">
      <style:text-properties style:text-underline-style="solid" style:text-underline-width="auto" style:text-underline-color="font-color" fo:font-weight="normal" officeooo:rsid="00502414" style:font-weight-asian="normal" style:font-weight-complex="normal"/>
    </style:style>
    <style:style style:name="T151" style:family="text">
      <style:text-properties style:text-underline-style="solid" style:text-underline-width="auto" style:text-underline-color="font-color" fo:font-weight="normal" officeooo:rsid="0097baab" style:font-weight-asian="normal" style:font-weight-complex="normal"/>
    </style:style>
    <style:style style:name="T152" style:family="text">
      <style:text-properties style:text-underline-style="solid" style:text-underline-width="auto" style:text-underline-color="font-color" fo:font-weight="normal" officeooo:rsid="00bce4c0" style:font-weight-asian="normal" style:font-weight-complex="normal"/>
    </style:style>
    <style:style style:name="T153" style:family="text">
      <style:text-properties officeooo:rsid="009c2e8e"/>
    </style:style>
    <style:style style:name="T154" style:family="text">
      <style:text-properties officeooo:rsid="00a8d7c8"/>
    </style:style>
    <style:style style:name="T155" style:family="text">
      <style:text-properties fo:color="#c9211e" fo:font-weight="normal" officeooo:rsid="0093ab47" style:font-weight-asian="normal" style:font-weight-complex="normal"/>
    </style:style>
    <style:style style:name="T156" style:family="text">
      <style:text-properties fo:color="#c9211e" fo:font-weight="normal" officeooo:rsid="00937612" style:font-weight-asian="normal" style:font-weight-complex="normal"/>
    </style:style>
    <style:style style:name="T157" style:family="text">
      <style:text-properties fo:color="#c9211e" fo:font-weight="normal" officeooo:rsid="00cf3b64" style:font-weight-asian="normal" style:font-weight-complex="normal"/>
    </style:style>
    <style:style style:name="T158" style:family="text">
      <style:text-properties fo:color="#c9211e" fo:font-weight="normal" officeooo:rsid="00ca2d64" style:font-weight-asian="normal" style:font-weight-complex="normal"/>
    </style:style>
    <style:style style:name="T159" style:family="text">
      <style:text-properties fo:color="#c9211e" fo:font-weight="normal" officeooo:rsid="00d12474" style:font-weight-asian="normal" style:font-weight-complex="normal"/>
    </style:style>
    <style:style style:name="T160" style:family="text">
      <style:text-properties officeooo:rsid="00ed449c"/>
    </style:style>
    <style:style style:name="T161" style:family="text">
      <style:text-properties officeooo:rsid="00edfbde"/>
    </style:style>
    <style:style style:name="T162" style:family="text">
      <style:text-properties officeooo:rsid="0082db81"/>
    </style:style>
    <style:style style:name="T163" style:family="text">
      <style:text-properties officeooo:rsid="00eeb698"/>
    </style:style>
    <style:style style:name="T164" style:family="text">
      <style:text-properties officeooo:rsid="0033fb39"/>
    </style:style>
    <style:style style:name="T165" style:family="text">
      <style:text-properties officeooo:rsid="00f1ca53"/>
    </style:style>
    <style:style style:name="T166" style:family="text">
      <style:text-properties officeooo:rsid="00670291"/>
    </style:style>
    <style:style style:name="T167" style:family="text">
      <style:text-properties officeooo:rsid="00f2f329"/>
    </style:style>
    <style:style style:name="T168" style:family="text">
      <style:text-properties officeooo:rsid="00f5ca0b"/>
    </style:style>
    <style:style style:name="T169" style:family="text">
      <style:text-properties officeooo:rsid="00f65f15"/>
    </style:style>
    <style:style style:name="T170" style:family="text">
      <style:text-properties officeooo:rsid="00f67618"/>
    </style:style>
    <style:style style:name="T171" style:family="text">
      <style:text-properties officeooo:rsid="00fbb5a6"/>
    </style:style>
    <style:style style:name="T172" style:family="text">
      <style:text-properties officeooo:rsid="00fee454"/>
    </style:style>
    <style:style style:name="T173" style:family="text">
      <style:text-properties officeooo:rsid="0100b2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58">IVUS-guided Aortic Branch Cannulation – in vitro p</text:span><text:span text:style-name="T59">rotocol</text:span></text:p>
      <text:p text:style-name="P33"/>
      <text:p text:style-name="P9">Timetable:</text:p>
      <text:p text:style-name="P40"><text:span text:style-name="T148">Option 1 - </text:span><text:span text:style-name="T149">all studies at MIT</text:span><text:span text:style-name="T150"> </text:span><text:span text:style-name="T151">(</text:span><text:span text:style-name="T152">5 hour long study</text:span><text:span text:style-name="T151">)</text:span><text:span text:style-name="T150">:</text:span></text:p>
      <text:list xml:id="list4226856663" text:style-name="L1">
        <text:list-item>
          <text:p text:style-name="P50"><text:span text:style-name="T11">Each phantom should take </text:span><text:span text:style-name="T12">10 mins per user (</text:span><text:span text:style-name="T11">5 mins </text:span><text:span text:style-name="T12">max to do cannulation with ultrasound + 5 mins max to do cannulation with fluoroscopy)</text:span></text:p>
        </text:list-item>
        <text:list-item>
          <text:p text:style-name="P50"><text:span text:style-name="T112">for </text:span><text:span text:style-name="T116">4 </text:span><text:span text:style-name="T112">users - that’s </text:span><text:span text:style-name="T113">~</text:span><text:span text:style-name="T116">4</text:span><text:span text:style-name="T113">0 mins per phantom </text:span></text:p>
        </text:list-item>
        <text:list-item>
          <text:p text:style-name="P54"><text:span text:style-name="T154">E</text:span>ach phantom should take 15 mins to map</text:p>
        </text:list-item>
        <text:list-item>
          <text:p text:style-name="P51"><text:span text:style-name="T125">split groups roughly in half and rotate </text:span><text:span text:style-name="T126">whether X-ray or ultrasound is done first each time</text:span><text:span text:style-name="T125"> (</text:span><text:span text:style-name="T135">Group 1</text:span><text:span text:style-name="T125"> </text:span><text:span text:style-name="T136">(G1) </text:span><text:span text:style-name="T125">– Br</text:span><text:span text:style-name="T127">ian</text:span><text:span text:style-name="T125">, </text:span><text:span text:style-name="T127">Ben</text:span><text:span text:style-name="T125"> </text:span><text:span text:style-name="T135">Group 2 </text:span><text:span text:style-name="T136">(G2)</text:span><text:span text:style-name="T125"> – Br</text:span><text:span text:style-name="T127">ett, Chase</text:span><text:span text:style-name="T128">)</text:span></text:p>
        </text:list-item>
        <text:list-item>
          <text:p text:style-name="P52"><text:span text:style-name="T116">Things to point out when participants arrive</text:span><text:span text:style-name="T134"> - </text:span><text:span text:style-name="T116">point </text:span><text:span text:style-name="T122">to</text:span><text:span text:style-name="T116"> lead, </text:span><text:span text:style-name="T114">start at bifurcation</text:span><text:span text:style-name="T117">, how to hit branch </text:span><text:span text:style-name="T118">and reference point on the wire</text:span><text:span text:style-name="T117">, </text:span><text:span text:style-name="T119">verifying cannulation with fluoro, </text:span><text:span text:style-name="T122">7 phantoms,</text:span><text:span text:style-name="T117"> </text:span><text:span text:style-name="T120">things we will measure, </text:span><text:span text:style-name="T114">group orders, </text:span><text:span text:style-name="T121">timetable, </text:span><text:span text:style-name="T129">VPA forms, </text:span><text:span text:style-name="T130">warning to not touch EM sensor / bed, </text:span><text:span text:style-name="T132">show steerable catheter</text:span></text:p>
        </text:list-item>
        <text:list-item>
          <text:p text:style-name="P53"><text:span text:style-name="T123">If short on time</text:span><text:span text:style-name="T124"> → </text:span><text:span text:style-name="T123">do </text:span><text:span text:style-name="T124">IVUS only, </text:span><text:span text:style-name="T123">schedule with </text:span><text:span text:style-name="T124">Brian / Ben </text:span><text:span text:style-name="T123">only </text:span><text:span text:style-name="T124">another time</text:span></text:p>
        </text:list-item>
      </text:list>
      <text:p text:style-name="P36"/>
      <text:p text:style-name="P11"><text:span text:style-name="T137">P</text:span><text:span text:style-name="T109">atient K6 mapped beforehand – </text:span><text:span text:style-name="T131">make sure good view</text:span></text:p>
      <text:p text:style-name="P55"><text:s/></text:p>
      <text:p text:style-name="P43"><text:span text:style-name="T17">12:</text:span><text:span text:style-name="T23">00</text:span><text:span text:style-name="T11"> </text:span><text:span text:style-name="T63">Patient K</text:span><text:span text:style-name="T69">6</text:span><text:span text:style-name="T11"> study starts – </text:span><text:span text:style-name="T155">G1</text:span><text:span text:style-name="T156"> </text:span><text:span text:style-name="T157">(Ultrasound then Xray)</text:span><text:span text:style-name="T14">; G</text:span><text:span text:style-name="T27">2</text:span><text:span text:style-name="T13"> </text:span><text:span text:style-name="T28">(Xray then Ultrasound)</text:span></text:p>
      <text:p text:style-name="P56"/>
      <text:p text:style-name="P40"><text:span text:style-name="T18">12:40</text:span><text:span text:style-name="T11"> </text:span><text:span text:style-name="T63">Patient K1</text:span><text:span text:style-name="T11"> is mapped </text:span><text:span text:style-name="T31">(</text:span><text:span text:style-name="T34">pump on</text:span><text:span text:style-name="T31">)</text:span></text:p>
      <text:p text:style-name="P45"><text:span text:style-name="T19">12:55</text:span><text:span text:style-name="T11"> </text:span><text:span text:style-name="T63">Patient K1</text:span><text:span text:style-name="T11"> study starts - </text:span><text:span text:style-name="T13">G1</text:span><text:span text:style-name="T14"> </text:span><text:span text:style-name="T28">(Xray </text:span><text:span text:style-name="T29">then Ultrasound</text:span><text:span text:style-name="T28">)</text:span><text:span text:style-name="T14">; </text:span><text:span text:style-name="T156">G</text:span><text:span text:style-name="T158">2</text:span><text:span text:style-name="T155"> </text:span><text:span text:style-name="T157">(</text:span><text:span text:style-name="T159">Ultrasound then Xray</text:span><text:span text:style-name="T157">)</text:span></text:p>
      <text:p text:style-name="P57"/>
      <text:p text:style-name="P46"><text:span text:style-name="T20">1:</text:span><text:span text:style-name="T25">35</text:span><text:span text:style-name="T11"> </text:span><text:span text:style-name="T64">Patient K</text:span><text:span text:style-name="T70">12</text:span><text:span text:style-name="T15"> </text:span><text:span text:style-name="T11">is mapped </text:span><text:span text:style-name="T31">(</text:span><text:span text:style-name="T34">pump on</text:span><text:span text:style-name="T31">)</text:span></text:p>
      <text:p text:style-name="P44"><text:span text:style-name="T21">1:</text:span><text:span text:style-name="T25">50</text:span><text:span text:style-name="T11"> </text:span><text:span text:style-name="T64">Patient K</text:span><text:span text:style-name="T70">12</text:span><text:span text:style-name="T11"> study starts - </text:span><text:span text:style-name="T155">G1</text:span><text:span text:style-name="T156"> </text:span><text:span text:style-name="T157">(Ultrasound then Xray)</text:span><text:span text:style-name="T14">; G</text:span><text:span text:style-name="T27">2</text:span><text:span text:style-name="T13"> </text:span><text:span text:style-name="T28">(Xray then Ultrasound)</text:span></text:p>
      <text:p text:style-name="P58"/>
      <text:p text:style-name="P46"><text:span text:style-name="T21">2:</text:span><text:span text:style-name="T25">30</text:span><text:span text:style-name="T11"> </text:span><text:span text:style-name="T64">Patient K</text:span><text:span text:style-name="T70">5</text:span><text:span text:style-name="T11"> </text:span><text:span text:style-name="T24">is mapped</text:span><text:span text:style-name="T11"> </text:span><text:span text:style-name="T31">(</text:span><text:span text:style-name="T34">pump on</text:span><text:span text:style-name="T31">)</text:span></text:p>
      <text:p text:style-name="P45"><text:span text:style-name="T22">2:</text:span><text:span text:style-name="T25">45</text:span><text:span text:style-name="T11"> </text:span><text:span text:style-name="T64">Patient K</text:span><text:span text:style-name="T70">5</text:span><text:span text:style-name="T11"> </text:span><text:span text:style-name="T26">study starts</text:span><text:span text:style-name="T11"> – </text:span><text:span text:style-name="T13">G1</text:span><text:span text:style-name="T14"> </text:span><text:span text:style-name="T28">(Xray </text:span><text:span text:style-name="T29">then Ultrasound</text:span><text:span text:style-name="T28">)</text:span><text:span text:style-name="T14">; </text:span><text:span text:style-name="T156">G</text:span><text:span text:style-name="T158">2</text:span><text:span text:style-name="T155"> </text:span><text:span text:style-name="T157">(</text:span><text:span text:style-name="T159">Ultrasound then Xray</text:span><text:span text:style-name="T157">)</text:span></text:p>
      <text:p text:style-name="P24"/>
      <text:p text:style-name="P46"><text:span text:style-name="T22">3:</text:span><text:span text:style-name="T26">2</text:span><text:span text:style-name="T35">0 </text:span><text:span text:style-name="T37">(10min)</text:span><text:span text:style-name="T11"> </text:span><text:span text:style-name="T66">Patient K</text:span><text:span text:style-name="T70">3</text:span><text:span text:style-name="T11"> is mapped </text:span><text:span text:style-name="T32">(</text:span><text:span text:style-name="T34">pump on</text:span><text:span text:style-name="T33">) </text:span></text:p>
      <text:p text:style-name="P44"><text:span text:style-name="T22">3:</text:span><text:span text:style-name="T35">30</text:span><text:span text:style-name="T11"> </text:span><text:span text:style-name="T40">(30 min) </text:span><text:span text:style-name="T65">Patient K</text:span><text:span text:style-name="T70">3</text:span><text:span text:style-name="T11"> study starts - </text:span><text:span text:style-name="T155">G1</text:span><text:span text:style-name="T156"> </text:span><text:span text:style-name="T157">(Ultrasound then Xray)</text:span><text:span text:style-name="T14">; G</text:span><text:span text:style-name="T27">2</text:span><text:span text:style-name="T13"> </text:span><text:span text:style-name="T28">(Xray then Ultrasound)</text:span></text:p>
      <text:p text:style-name="P24"/>
      <text:p text:style-name="P45"><text:span text:style-name="T38">4:00</text:span><text:span text:style-name="T11"> </text:span><text:span text:style-name="T16">(</text:span><text:span text:style-name="T39">10min, </text:span><text:span text:style-name="T16">PVA) </text:span><text:span text:style-name="T66">Patient K</text:span><text:span text:style-name="T67">4</text:span><text:span text:style-name="T11"> </text:span><text:span text:style-name="T43">is mapped</text:span></text:p>
      <text:p text:style-name="P49"><text:span text:style-name="T30">4:</text:span><text:span text:style-name="T36">10</text:span><text:span text:style-name="T11"> </text:span><text:span text:style-name="T16">(</text:span><text:span text:style-name="T41">30 min, </text:span><text:span text:style-name="T16">PVA) </text:span><text:span text:style-name="T66">Patient K</text:span><text:span text:style-name="T67">4</text:span><text:span text:style-name="T11"> study starts - </text:span><text:span text:style-name="T13">G1</text:span><text:span text:style-name="T14"> </text:span><text:span text:style-name="T28">(Xray </text:span><text:span text:style-name="T29">then Ultrasound</text:span><text:span text:style-name="T28">)</text:span><text:span text:style-name="T14">; </text:span><text:span text:style-name="T156">G</text:span><text:span text:style-name="T158">2</text:span><text:span text:style-name="T155"> </text:span><text:span text:style-name="T157">(</text:span><text:span text:style-name="T159">Ultrasound then Xray</text:span><text:span text:style-name="T157">)</text:span></text:p>
      <text:p text:style-name="P59"/>
      <text:p text:style-name="P40"><text:span text:style-name="T36">4:40</text:span><text:span text:style-name="T11"> </text:span><text:span text:style-name="T16">(</text:span><text:span text:style-name="T42">10 min, </text:span><text:span text:style-name="T16">PVA) </text:span><text:span text:style-name="T66">Patient K</text:span><text:span text:style-name="T67">8</text:span><text:span text:style-name="T11"> is mapped</text:span></text:p>
      <text:p text:style-name="P49"><text:span text:style-name="T36">4:50</text:span><text:span text:style-name="T11"> </text:span><text:span text:style-name="T16">(</text:span><text:span text:style-name="T42">30 min, </text:span><text:span text:style-name="T16">PVA) </text:span><text:span text:style-name="T66">Patient K</text:span><text:span text:style-name="T67">8</text:span><text:span text:style-name="T11"> study - </text:span><text:span text:style-name="T155">G1</text:span><text:span text:style-name="T156"> </text:span><text:span text:style-name="T157">(Ultrasound then Xray)</text:span><text:span text:style-name="T14">; G</text:span><text:span text:style-name="T27">2</text:span><text:span text:style-name="T13"> </text:span><text:span text:style-name="T28">(Xray then Ultrasound)</text:span></text:p>
      <text:p text:style-name="P1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80">Room Setup:</text:p>
      <text:p text:style-name="P26"/>
      <text:list xml:id="list616431113" text:style-name="L2">
        <text:list-item>
          <text:p text:style-name="P85"><text:span text:style-name="T139">release air from top with syringe </text:span><text:span text:style-name="T160">[ ]</text:span></text:p>
        </text:list-item>
        <text:list-item>
          <text:p text:style-name="P86">test pullback device [ ]</text:p>
        </text:list-item>
      </text:list>
      <text:list xml:id="list313404254" text:style-name="L3">
        <text:list-item>
          <text:p text:style-name="P61"><text:span text:style-name="T84">Give warning to </text:span><text:span text:style-name="T104">user to not move tank or EM emitter </text:span><text:span text:style-name="T161">[ ]</text:span></text:p>
        </text:list-item>
      </text:list>
      <text:list xml:id="list245928366" text:style-name="L4">
        <text:list-item>
          <text:p text:style-name="P88">Ensure iPhone is set<text:span text:style-name="T161">up</text:span> to record at 60fps <text:span text:style-name="T161">majority view</text:span> <text:span text:style-name="T161">[ ]</text:span></text:p>
        </text:list-item>
        <text:list-item>
          <text:p text:style-name="P87"><text:span text:style-name="T162">Ensure </text:span><text:span text:style-name="T62">Nikon </text:span><text:span text:style-name="T71">camera is set to 25 fps</text:span><text:span text:style-name="T162">, long lens, place very up close on high stand </text:span><text:span text:style-name="T161">[ ]</text:span></text:p>
        </text:list-item>
      </text:list>
      <text:list xml:id="list3101553862" text:style-name="L5">
        <text:list-item>
          <text:p text:style-name="P89"><text:span text:style-name="T86">ensure correct calibration </text:span><text:span text:style-name="T98">file</text:span><text:span text:style-name="T86"> loaded </text:span><text:span text:style-name="T98">for catheter </text:span><text:span text:style-name="T163">[ ]</text:span></text:p>
        </text:list-item>
        <text:list-item>
          <text:p text:style-name="P90">ensure correct ML model loaded <text:span text:style-name="T163">[ ]</text:span></text:p>
        </text:list-item>
        <text:list-item>
          <text:p text:style-name="P89"><text:span text:style-name="T97">presave data directories </text:span><text:span text:style-name="T96">on computer </text:span><text:span text:style-name="T68">for all 7 phantoms </text:span><text:span text:style-name="T73">and load preop data for each</text:span><text:span text:style-name="T68">! </text:span><text:span text:style-name="T72">[ ]</text:span></text:p>
        </text:list-item>
        <text:list-item>
          <text:p text:style-name="P62">Have deformation registration directory also open for troubleshooting <text:span text:style-name="T163">[ ]</text:span></text:p>
        </text:list-item>
        <text:list-item>
          <text:p text:style-name="P63"><text:span text:style-name="T164">Ensure gating </text:span><text:span text:style-name="T92">is</text:span><text:span text:style-name="T164"> on and other yaml parameters look correct </text:span><text:span text:style-name="T165">[ ]</text:span></text:p>
        </text:list-item>
        <text:list-item>
          <text:p text:style-name="P63"><text:span text:style-name="T106">Turn </text:span><text:span text:style-name="T165">pump</text:span><text:span text:style-name="T106"> frequency down to </text:span><text:span text:style-name="T166">~70bpm </text:span><text:span text:style-name="T167">[ ]</text:span></text:p>
        </text:list-item>
        <text:list-item>
          <text:p text:style-name="P64">Use syringe to remove air from pulsatile pump <text:span text:style-name="T167">[ ]</text:span> </text:p>
        </text:list-item>
        <text:list-item>
          <text:p text:style-name="P64">ensure tubings submerged where possible <text:span text:style-name="T167">[ ]</text:span></text:p>
        </text:list-item>
      </text:list>
      <text:p text:style-name="P38"/>
      <text:p text:style-name="P34"><text:span text:style-name="T60">Mapping of phantom (</text:span><text:span text:style-name="T73">for each phantom</text:span><text:span text:style-name="T60">)</text:span><text:span text:style-name="T58">:</text:span></text:p>
      <text:list xml:id="list80073558" text:style-name="L6">
        <text:list-item>
          <text:p text:style-name="P81"><text:span text:style-name="T1">Place phantom in tank, removing bubbles</text:span> </text:p>
        </text:list-item>
        <text:list-item>
          <text:p text:style-name="P82"><text:span text:style-name="T1">Turn pump on and</text:span> <text:span text:style-name="T1">t</text:span><text:span text:style-name="T44">une flow speed by changing constriction at the suction point</text:span></text:p>
        </text:list-item>
        <text:list-item>
          <text:p text:style-name="P65"><text:span text:style-name="T168">(Inkbit) </text:span>Feed 16 Fr sheath up to level of aortic arch, feed guidewire from sheath to aortic root</text:p>
        </text:list-item>
        <text:list-item>
          <text:p text:style-name="P65">Feed IVUS 0.035 catheter to aortic root</text:p>
        </text:list-item>
      </text:list>
      <text:list xml:id="list751974863" text:style-name="L7">
        <text:list-item>
          <text:p text:style-name="P66"><text:span text:style-name="T169">(PVA) </text:span>Clip IVUS catheter into pullback device</text:p>
        </text:list-item>
        <text:list-item>
          <text:p text:style-name="P67"><text:span text:style-name="T99">Plug IVUS catheter in and e</text:span>nsure adequate ultrasound imaging quality <text:span text:style-name="T91">before recording </text:span><text:span text:style-name="T99">and that catheter is outside the sheath – </text:span><text:span text:style-name="T106">tune gains as necessary</text:span></text:p>
        </text:list-item>
        <text:list-item>
          <text:p text:style-name="P68">Create <text:span text:style-name="T91">an empty dataset folder for pullback data and load preop data into it</text:span></text:p>
        </text:list-item>
      </text:list>
      <text:p text:style-name="P13"/>
      <text:p text:style-name="P8">Pullback <text:span text:style-name="T105">data collection </text:span><text:span text:style-name="T167">each time</text:span>:</text:p>
      <text:list xml:id="list173826715739510" text:continue-numbering="true" text:style-name="L7">
        <text:list-item>
          <text:p text:style-name="P70">Ensure data directory with preop data available</text:p>
        </text:list-item>
        <text:list-item>
          <text:p text:style-name="P71"><text:span text:style-name="T90">Start recording with (1) </text:span>camera <text:span text:style-name="T90">in room, (2) <text:s/>screen recording, (3) click ‘start recording’ in aortascope, and (4) click start pullback dev</text:span><text:span text:style-name="T91">i</text:span><text:span text:style-name="T90">ce in that order</text:span></text:p>
        </text:list-item>
        <text:list-item>
          <text:p text:style-name="P69">Pull to the end of the distal abdominal aorta <text:span text:style-name="T91">smoothly and continuously, (1) click ‘save data’, then (2) ‘stop pullback device’.</text:span></text:p>
        </text:list-item>
        <text:list-item>
          <text:p text:style-name="P72"><text:span text:style-name="T170">(inkbit) </text:span>pull the whole system back together <text:span text:style-name="T100">(catheter + sheath) </text:span>with no relative displacement between the components</text:p>
        </text:list-item>
        <text:list-item>
          <text:p text:style-name="P73">(For 4D <text:span text:style-name="T170">PVA</text:span> motion) gating, replay bin 3 and 8, register to bin 3, initialize cardiac motion, load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6"><text:span text:style-name="T80">Registration contingency plans </text:span><text:span text:style-name="T83">(20 mins)</text:span></text:p>
      <text:p text:style-name="P97"><text:span text:style-name="T57"/></text:p>
      <text:p text:style-name="P96"><text:span text:style-name="T81">1. </text:span><text:span text:style-name="T78">Run registration again</text:span><text:span text:style-name="T79"> </text:span><text:span text:style-name="T50">– </text:span><text:span text:style-name="T52">or </text:span><text:span text:style-name="T49">try </text:span><text:span text:style-name="T51">viterbi</text:span></text:p>
      <text:p text:style-name="P96"><text:span text:style-name="T81">2. </text:span><text:span text:style-name="T78">Replay data</text:span><text:span text:style-name="T50"> – </text:span><text:span text:style-name="T49">conf class 2 threshold, tsdf voxel size, ML model</text:span></text:p>
      <text:p text:style-name="P96"><text:span text:style-name="T81">3. </text:span><text:span text:style-name="T78">Registration </text:span><text:span text:style-name="T81">t</text:span><text:span text:style-name="T82">uning</text:span><text:span text:style-name="T54"> – </text:span><text:span text:style-name="T55">dbscan eps, downsampling CT mesh, allowable stretch factor, angle filter ransac, renal order swap injective mappings, bin / full selected for 4D reg</text:span></text:p>
      <text:p text:style-name="P96"><text:span text:style-name="T81">4. </text:span><text:span text:style-name="T80">IVUS mapping only</text:span><text:span text:style-name="T48"> </text:span><text:span text:style-name="T47">and record transform data</text:span><text:span text:style-name="T48"> (superimpose CT scan later)</text:span></text:p>
      <text:p text:style-name="P95"><text:span text:style-name="T48"/></text:p>
      <text:list xml:id="list3792455334" text:style-name="L8">
        <text:list-item>
          <text:p text:style-name="P74"><text:span text:style-name="T173">(worst case) </text:span><text:span text:style-name="T48">Redo pullback</text:span></text:p>
        </text:list-item>
      </text:list>
      <text:p text:style-name="P75"/>
      <text:p text:style-name="P22"/>
      <text:p text:style-name="P8">Side branch navigation:</text:p>
      <text:p text:style-name="P5"/>
      <text:p text:style-name="P91">Setup:</text:p>
      <text:list xml:id="list3814485173" text:style-name="L9">
        <text:list-item>
          <text:p text:style-name="P94"><text:span text:style-name="T5">Position the </text:span><text:span text:style-name="T4">fluoroscopy view </text:span><text:span text:style-name="T5">so that it includes a view of all abdominal branches and the distal abdominal aort</text:span><text:span text:style-name="T46">a - </text:span><text:span text:style-name="T74">Don’t move the C-arm from here! </text:span><text:span text:style-name="T45">Otherwise magnetic field will change </text:span></text:p>
        </text:list-item>
        <text:list-item>
          <text:p text:style-name="P76"><text:span text:style-name="T45">Cover phantom with black cloth, </text:span><text:span text:style-name="T171">plug in steerable catheter</text:span></text:p>
        </text:list-item>
      </text:list>
      <text:p text:style-name="P19"/>
      <text:p text:style-name="P35">Ultrasound-guided aortic branch cannulation:</text:p>
      <text:p text:style-name="P47"><text:span text:style-name="T111">0. </text:span><text:span text:style-name="T110">Save previous surgeon’s </text:span><text:span text:style-name="T133">transform data</text:span><text:span text:style-name="T110"> </text:span><text:span text:style-name="T115">(if possible)</text:span></text:p>
      <text:p text:style-name="P48"><text:span text:style-name="T115">0. </text:span><text:span text:style-name="T110">Turn on </text:span><text:span text:style-name="T133">pulsatile pump</text:span><text:span text:style-name="T110"> – for video even if pullback device not used</text:span></text:p>
      <text:p text:style-name="P42"><text:span text:style-name="T111">1.</text:span><text:span text:style-name="T4">Position</text:span><text:span text:style-name="T3"> </text:span><text:span text:style-name="T4">catheter at</text:span><text:span text:style-name="T3"> bottom of </text:span><text:span text:style-name="T61">distal abdominal aorta,</text:span><text:span text:style-name="T3"> just above the femorals </text:span><text:span text:style-name="T7">(use both fluoro and aortascope to verify)</text:span></text:p>
      <text:p text:style-name="P37"><text:span text:style-name="T10">2. </text:span><text:span text:style-name="T75">Turn on camera </text:span><text:span text:style-name="T76">recording</text:span><text:span text:style-name="T6"> with (1) </text:span><text:span text:style-name="T2">camera </text:span><text:span text:style-name="T6">in room, (2) <text:s/>screen recording</text:span></text:p>
      <text:p text:style-name="P37"><text:span text:style-name="T10">3. </text:span><text:span text:style-name="T61">Start the clock</text:span><text:span text:style-name="T3"> </text:span><text:span text:style-name="T7">and have</text:span><text:span text:style-name="T3"> interventionalist attempt to cannulate:</text:span></text:p>
      <text:list xml:id="list173826487231382" text:continue-numbering="true" text:style-name="L9">
        <text:list-item>
          <text:p text:style-name="P77"><text:span text:style-name="T108">During the study, the u</text:span>ltrasound view is continuously <text:span text:style-name="T57">manipulated to be at 90 degrees</text:span> to the <text:span text:style-name="T108">side branch </text:span>vessel for clear side view</text:p>
        </text:list-item>
        <text:list-item>
          <text:p text:style-name="P78">When the surgeon thinks they have cannulated, pass the wire in, and p<text:span text:style-name="T56">erform a </text:span><text:span text:style-name="T77">shot of fluoroscopy to verify</text:span><text:span text:style-name="T56"> successful cannulation – </text:span><text:span text:style-name="T142">test puffing through steerable (video of screen)</text:span></text:p>
        </text:list-item>
        <text:list-item>
          <text:p text:style-name="P94"><text:span text:style-name="T3">Record time </text:span><text:span text:style-name="T8">it takes to cannulate each vessel</text:span><text:span text:style-name="T3"> (use </text:span><text:span text:style-name="T61">‘lap’ function</text:span><text:span text:style-name="T3"> on iPhone, </text:span><text:span text:style-name="T8">pause timer once vessel is cannulated to allow reset</text:span><text:span text:style-name="T3">)</text:span></text:p>
        </text:list-item>
        <text:list-item>
          <text:p text:style-name="P94"><text:span text:style-name="T9">Record t</text:span><text:span text:style-name="T8">he total time that fluoro is used for during the study</text:span></text:p>
        </text:list-item>
      </text:list>
      <text:p text:style-name="P41"><text:span text:style-name="T8">4. </text:span><text:span text:style-name="T1">Every time surgeon </text:span><text:span text:style-name="T57">fires fluoro = 1 cannulation attempt</text:span></text:p>
      <text:p text:style-name="P4"/>
      <text:p text:style-name="P92">Comparison to fluoroscopy:</text:p>
      <text:list xml:id="list4287955342" text:style-name="L10">
        <text:list-item>
          <text:p text:style-name="P84">Record video of fluoro screen and surgeon</text:p>
        </text:list-item>
        <text:list-item>
          <text:p text:style-name="P79"><text:span text:style-name="T57">Any time surgeon pushes wire – cannulation attempt</text:span> – draw a strike on sheet</text:p>
          <text:p text:style-name="P93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94">M</text:span>aterials <text:span text:style-name="T101">checklist</text:span>:</text:p>
      <text:p text:style-name="P16"><text:span text:style-name="T107">Remember to b</text:span>ook relevant materials on <text:span text:style-name="T103">lab </text:span>google calendars</text:p>
      <text:p text:style-name="P16"><text:soft-page-break/></text:p>
      <text:p text:style-name="P2"><text:span text:style-name="T102">C</text:span>omputational cart:</text:p>
      <text:p text:style-name="P12">- <text:span text:style-name="T102">IVUS machine</text:span></text:p>
      <text:p text:style-name="P12">- EM station</text:p>
      <text:p text:style-name="P12">- <text:span text:style-name="T102">EM emitter</text:span></text:p>
      <text:p text:style-name="P15">- EM tracker stand <text:span text:style-name="T103">(</text:span>Anthony lab<text:span text:style-name="T103">)</text:span></text:p>
      <text:p text:style-name="P12">- PIM module</text:p>
      <text:p text:style-name="P12">- USB splitter</text:p>
      <text:p text:style-name="P12">- <text:span text:style-name="T141">marker for drawing on fluoro screen</text:span></text:p>
      <text:p text:style-name="P21">- basin to prevent water leakage</text:p>
      <text:p text:style-name="P21">- <text:span text:style-name="T140">pump-aorta large inlet connector</text:span></text:p>
      <text:p text:style-name="P20">- black cloth</text:p>
      <text:p text:style-name="P20">- second cart for monitor <text:span text:style-name="T138">(for now)</text:span></text:p>
      <text:p text:style-name="P12">- <text:span text:style-name="T102">pullback device</text:span></text:p>
      <text:p text:style-name="P12">- <text:span text:style-name="T102">pullback device power chord</text:span></text:p>
      <text:p text:style-name="P12">- <text:span text:style-name="T102">pullback device USB cable</text:span></text:p>
      <text:p text:style-name="P17">- pulsatile pump</text:p>
      <text:p text:style-name="P12">- computer</text:p>
      <text:p text:style-name="P12">- computer monitor facing out</text:p>
      <text:p text:style-name="P12">- computer charger</text:p>
      <text:p text:style-name="P12">- frame grabber</text:p>
      <text:p text:style-name="P18">- optional: frame grabber for fluoro</text:p>
      <text:p text:style-name="P17">- optional: additional stand for computer monitor</text:p>
      <text:p text:style-name="P12">- mouse</text:p>
      <text:p text:style-name="P12">- keyboard</text:p>
      <text:p text:style-name="P12">- <text:span text:style-name="T95">supply boxes</text:span></text:p>
      <text:p text:style-name="P12">- <text:span text:style-name="T93">dash monitor</text:span></text:p>
      <text:p text:style-name="P12">- <text:span text:style-name="T102">camera</text:span></text:p>
      <text:p text:style-name="P12">- <text:span text:style-name="T102">camera stand</text:span></text:p>
      <text:p text:style-name="P12">- <text:span text:style-name="T102">iPhone stand</text:span></text:p>
      <text:p text:style-name="P12">- <text:span text:style-name="T143">data recording sheets</text:span></text:p>
      <text:p text:style-name="P12">- <text:span text:style-name="T143">pen</text:span><text:span text:style-name="T145">s</text:span></text:p>
      <text:p text:style-name="P12">- <text:span text:style-name="T143">screwdriver</text:span></text:p>
      <text:p text:style-name="P12">- <text:span text:style-name="T143">scissors</text:span></text:p>
      <text:p text:style-name="P12">- <text:span text:style-name="T143">lighter</text:span></text:p>
      <text:p text:style-name="P12">- <text:span text:style-name="T143">beaker</text:span></text:p>
      <text:p text:style-name="P23">- extra basin for dumping water</text:p>
      <text:p text:style-name="P23">- wooden/plastic board as metal table alternative</text:p>
      <text:p text:style-name="P12">- <text:span text:style-name="T143">barbell weights</text:span></text:p>
      <text:p text:style-name="P12">- <text:span text:style-name="T143">guidewires consolidated in box sizes</text:span></text:p>
      <text:p text:style-name="P12">- <text:span text:style-name="T145">loop closure connectors</text:span></text:p>
      <text:p text:style-name="P12">- <text:span text:style-name="T145">PVA phantom boxes</text:span></text:p>
      <text:p text:style-name="P12">- <text:span text:style-name="T145">inkbit phantoms</text:span></text:p>
      <text:p text:style-name="P12">- <text:span text:style-name="T147">M6 wrench</text:span></text:p>
      <text:p text:style-name="P12">- <text:span text:style-name="T153">towel</text:span></text:p>
      <text:p text:style-name="P12">- <text:span text:style-name="T153">dryseal</text:span></text:p>
      <text:p text:style-name="P25">- velcro (male and female)</text:p>
      <text:p text:style-name="P23"/>
      <text:p text:style-name="P12"/>
      <text:p text:style-name="P12"><text:soft-page-break/></text:p>
      <text:p text:style-name="P12"/>
      <text:p text:style-name="P1">supplies:</text:p>
      <text:p text:style-name="P27">- <text:span text:style-name="T86">printed protocol</text:span></text:p>
      <text:p text:style-name="P30">- barbell weights</text:p>
      <text:p text:style-name="P27">- IVUS <text:span text:style-name="T87">+ EM </text:span>catheters</text:p>
      <text:p text:style-name="P29">- steerable EM catheter</text:p>
      <text:p text:style-name="P29">- <text:span text:style-name="T88">steerable catheter</text:span></text:p>
      <text:p text:style-name="P27">- <text:span text:style-name="T87">computer monitor</text:span></text:p>
      <text:p text:style-name="P27">- <text:span text:style-name="T87">guiding catheters</text:span></text:p>
      <text:p text:style-name="P29">- guidewire<text:span text:style-name="T88">s</text:span></text:p>
      <text:p text:style-name="P29">- contrast agent</text:p>
      <text:p text:style-name="P29">- puffing catheters</text:p>
      <text:p text:style-name="P29">- <text:span text:style-name="T89">surgical drapes</text:span></text:p>
      <text:p text:style-name="P14">- <text:span text:style-name="T85">syringes for contrast agent injection</text:span></text:p>
      <text:p text:style-name="P27"/>
      <text:p text:style-name="P31"/>
      <text:p text:style-name="P28"/>
      <text:p text:style-name="P28"/>
      <text:p text:style-name="P28"/>
      <text:p text:style-name="P2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2T17:21:14.245090275</meta:creation-date>
    <meta:generator>LibreOffice/6.4.7.2$Linux_X86_64 LibreOffice_project/40$Build-2</meta:generator>
    <dc:date>2025-10-25T17:38:24.806382487</dc:date>
    <meta:editing-duration>PT4H46M44S</meta:editing-duration>
    <meta:editing-cycles>237</meta:editing-cycles>
    <meta:document-statistic meta:table-count="0" meta:image-count="0" meta:object-count="0" meta:page-count="5" meta:paragraph-count="138" meta:word-count="1193" meta:character-count="6722" meta:non-whitespace-character-count="5684"/>
  </office:meta>
</office:document-meta>
</file>